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dd</text:p>
          </table:table-cell>
          <table:table-cell/>
          <table:table-cell>
            <draw:frame table:end-cell-address="Sheet1.P25" table:end-x="20.05mm" table:end-y="4.59mm" draw:z-index="0" draw:name="차트 11" draw:style-name="gr1" draw:text-style-name="P1" svg:width="230.65mm" svg:height="111.74mm" svg:x="0.2mm" svg:y="4.83mm">
              <draw:object draw:notify-on-update-of-ranges="Sheet1.B3:Sheet1.C8 Sheet1.D2:Sheet1.D2 Sheet1.D3:Sheet1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5</text:p>
          </table:table-cell>
          <table:table-cell office:value-type="string" calcext:value-type="string">
            <text:p>addon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6</text:p>
          </table:table-cell>
          <table:table-cell office:value-type="string" calcext:value-type="string">
            <text:p>addon</text:p>
          </table:table-cell>
          <table:table-cell office:value-type="float" office:value="161" calcext:value-type="float">
            <text:p>16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856" calcext:value-type="float">
            <text:p>856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00/00/00</text:date>, <text:time style:data-style-name="N2" text:time-value="22:32:56.944296851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08T22:34:48.694985980</dc:date>
    <meta:generator>LibreOffice/6.0.6.1$Linux_X86_64 LibreOffice_project/00$Build-1</meta:generator>
    <meta:editing-duration>PT16M24S</meta:editing-duration>
    <meta:editing-cycles>12</meta:editing-cycles>
    <meta:document-statistic meta:table-count="1" meta:cell-count="16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140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1.175cm" xlink:href=".." xlink:type="simple" chart:class="chart:bar" chart:style-name="ch1">
        <chart:title svg:x="10.28cm" svg:y="0.359cm" chart:style-name="ch2">
          <text:p>math add</text:p>
        </chart:title>
        <chart:legend chart:legend-position="bottom" svg:x="11.045cm" svg:y="10.655cm" style:legend-expansion="wide" chart:style-name="ch3"/>
        <chart:plot-area chart:style-name="ch4" table:cell-range-address="Sheet1.B2:Sheet1.D8" chart:data-source-has-labels="both" svg:x="1.647cm" svg:y="1.513cm" svg:width="20.958cm" svg:height="7.579cm">
          <chartooo:coordinate-region svg:x="3.332cm" svg:y="1.933cm" svg:width="18.954cm" svg:height="7.159cm"/>
          <chart:axis chart:dimension="x" chart:name="primary-x" chart:style-name="ch5" chartooo:axis-type="auto">
            <chartooo:date-scale/>
            <chart:title svg:x="0.386cm" svg:y="6.057cm" chart:style-name="ch6">
              <text:p>N</text:p>
            </chart:title>
            <chart:categories table:cell-range-address="Sheet1.B3:Sheet1.C8"/>
          </chart:axis>
          <chart:axis chart:dimension="y" chart:name="primary-y" chart:style-name="ch7">
            <chart:title svg:x="16.985cm" svg:y="0.549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8" chart:label-cell-address="Sheet1.D2:Sheet1.D2" chart:class="chart:bar">
            <chart:data-point chart:repeated="4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4 addon</text:p>
                <text:list>
                  <text:list-item>
                    <text:p>1e4</text:p>
                  </text:list-item>
                  <text:list-item>
                    <text:p>addon</text:p>
                  </text:list-item>
                </text:list>
                <draw:g>
                  <svg:desc>Sheet1.B3:Sheet1.C8</svg:desc>
                </draw:g>
              </table:table-cell>
              <table:table-cell office:value-type="float" office:value="6">
                <text:p>6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1e4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e5 addon</text:p>
                <text:list>
                  <text:list-item>
                    <text:p>1e5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e5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e6 addon</text:p>
                <text:list>
                  <text:list-item>
                    <text:p>1e6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e6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856">
                <text:p>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